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font-size="9pt" style:font-size-asian="9pt" style:font-size-complex="9pt"/>
    </style:style>
    <style:style style:name="P2" style:family="paragraph" style:parent-style-name="Preformatted_20_Text">
      <style:paragraph-properties fo:margin-left="-0.847cm" fo:margin-right="-0.688cm" fo:text-indent="0cm" style:auto-text-indent="false"/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EN POSTLETHWAITE</text:p>
      <text:p text:style-name="P1">THESIS ARTICLE OUTLINE</text:p>
      <text:p text:style-name="P1">notes on structure:</text:p>
      <text:p text:style-name="P1"><text:s text:c="2"/>- Section headers and indentation reflect intended structure of draft article</text:p>
      <text:p text:style-name="P1"><text:s text:c="2"/>- Figures and equations to be included in article are given with the syntax</text:p>
      <text:p text:style-name="P1"><text:s text:c="4"/>[!Figure figname]</text:p>
      <text:p text:style-name="P1"><text:s text:c="2"/>- Points surrounded by triple question marks ??? text ??? are either outstanding</text:p>
      <text:p text:style-name="P1"><text:s text:c="4"/>questions or material for which a decision to include it in the Paper has not yet</text:p>
      <text:p text:style-name="P1"><text:s text:c="4"/>been made.</text:p>
      <text:p text:style-name="P1"><text:s text:c="2"/>- Comments surrounded by &lt;&lt;&lt; comment &gt;&gt;&gt; are comments or questions about structure</text:p>
      <text:p text:style-name="P1"/>
      <text:p text:style-name="P1">BEGIN OUTLINE</text:p>
      <text:p text:style-name="P1"/>
      <text:p text:style-name="P1">- Introduction</text:p>
      <text:p text:style-name="P1"><text:s text:c="2"/>- Broad overview of problem</text:p>
      <text:p text:style-name="P1"><text:s text:c="2"/>- include similar previous work</text:p>
      <text:p text:style-name="P1"><text:s text:c="2"/>- Road-map of paper</text:p>
      <text:p text:style-name="P1"/>
      <text:p text:style-name="P1">- Geological Background</text:p>
      <text:p text:style-name="P1"><text:s text:c="2"/>- Few sentences on each of the major geological regions under discussion in paper</text:p>
      <text:p text:style-name="P1"/>
      <text:p text:style-name="P1">- Data and Methods</text:p>
      <text:p text:style-name="P1"><text:s text:c="2"/>- Analysis of bulk Canadian continental crust require parameter estimates</text:p>
      <text:p text:style-name="P1"><text:s text:c="2"/>- Estimates come from processing of seismograms into receiver functions</text:p>
      <text:p text:style-name="P1"><text:s text:c="2"/>- Additional estimates from Crust 2.0 database and an active source compilation.</text:p>
      <text:p text:style-name="P1"/>
      <text:p text:style-name="P1"><text:s text:c="2"/>- Teleseismic Data Set</text:p>
      <text:p text:style-name="P1"><text:s text:c="4"/>- Data are Teleseismic</text:p>
      <text:p text:style-name="P1"><text:s text:c="4"/>- Broadband</text:p>
      <text:p text:style-name="P1"><text:s text:c="4"/>- 2000 to 2012</text:p>
      <text:p text:style-name="P1"><text:s text:c="4"/>- All networks including CNSN, Polaris, FedNor and Chasme</text:p>
      <text:p text:style-name="P1"><text:s text:c="4"/>- 343 Seismic stations</text:p>
      <text:p text:style-name="P1"><text:s text:c="4"/>- More than 700 EQ sources</text:p>
      <text:p text:style-name="P1"><text:s text:c="4"/>- at each station sources selected if within 30 to 100 degree epicentral distance</text:p>
      <text:p text:style-name="P1"><text:s text:c="6"/>window</text:p>
      <text:p text:style-name="P1"><text:s text:c="4"/>- Total of 80,000 events</text:p>
      <text:p text:style-name="P1"><text:s text:c="4"/>- Teleseismic Data Transformed into RFs</text:p>
      <text:p text:style-name="P1"/>
      <text:p text:style-name="P1"><text:s text:c="2"/>- Receiver Function Methods</text:p>
      <text:p text:style-name="P1"><text:s text:c="4"/>- Separation of P and S wave energy is performed by rotating coordinates into radial</text:p>
      <text:p text:style-name="P1"><text:s text:c="6"/>and transverse dimensions and then transforming them in to P, SV and SH components</text:p>
      <text:p text:style-name="P1"><text:s text:c="6"/>with a wave field decomposition transfer matrix [Bostock, 1998].</text:p>
      <text:p text:style-name="P1"><text:s text:c="4"/>- Direct arrival used as an estimate for the source function and deconvolved from the</text:p>
      <text:p text:style-name="P1"><text:s text:c="6"/>S-wave</text:p>
      <text:p text:style-name="P1"><text:s text:c="4"/>- Deconvolution approach is an L2 freq domain which performs quickly and makes no</text:p>
      <text:p text:style-name="P1"><text:s text:c="6"/>assumptions on the noise in the data</text:p>
      <text:p text:style-name="P1"><text:s text:c="4"/>- [!Equation: Deconvolution]</text:p>
      <text:p text:style-name="P1"><text:s text:c="4"/>- Deconvolution method minimizes the general cross validation function GCV(rho)</text:p>
      <text:p text:style-name="P1"><text:s text:c="6"/>where rho is used as the regulation parameter.</text:p>
      <text:p text:style-name="P1"><text:s text:c="6"/>[Bostock, 1998; Golub et al., 1979]</text:p>
      <text:p text:style-name="P1"><text:s text:c="4"/>- Deconvolution produces an approximation to the S-component of the Earth's</text:p>
      <text:p text:style-name="P1"><text:s text:c="6"/>Green's function. This function is referred to as a receiver function.</text:p>
      <text:p text:style-name="P1"><text:s text:c="4"/>- This receiver function has energy located at the times corresponding to the reflected</text:p>
      <text:p text:style-name="P1"><text:s text:c="6"/>S-wave arrivals in the seismogram</text:p>
      <text:p text:style-name="P1"><text:s text:c="4"/>- RF is filtered between 0.04Hz and 3.0Hz</text:p>
      <text:p text:style-name="P1"><text:s text:c="4"/>- These RF's are used as the data for two parameter estimation methods</text:p>
      <text:p text:style-name="P1"><text:s text:c="4"/>- Two RF inversion algorithms used, one well tested, another not yet employed at</text:p>
      <text:p text:style-name="P1"><text:s text:c="6"/>scale</text:p>
      <text:p text:style-name="P1"><text:s text:c="4"/>- Both methods utilize the S-wave reflected phases and the travel time difference to</text:p>
      <text:p text:style-name="P1"><text:s text:c="6"/>the direct P-wave arrival</text:p>
      <text:p text:style-name="P1"><text:s text:c="4"/>- [!Figure: Reflected phases]</text:p>
      <text:p text:style-name="P1"><text:s text:c="4"/>- [!Equation: Travel Times]</text:p>
      <text:p text:style-name="P1"><text:s text:c="4"/>- Strong reflected phases at sharp velocity contrasts, for this study the boundary of</text:p>
      <text:p text:style-name="P1"><text:s text:c="6"/>interest is the Moho</text:p>
      <text:p text:style-name="P1"><text:soft-page-break/></text:p>
      <text:p text:style-name="P1"><text:s text:c="4"/>- Vp/Vs method</text:p>
      <text:p text:style-name="P1"><text:s text:c="6"/>- Zhu and Kanamori [2000], hereafter ZK, proposed a method for extracting the ratio,</text:p>
      <text:p text:style-name="P1"><text:s text:c="8"/>R, of P-wave velocity to S-wave velocity, R = Vp/Vs, as well as crustal thickness,</text:p>
      <text:p text:style-name="P1"><text:s text:c="8"/>H, from receiver functions.</text:p>
      <text:p text:style-name="P1"><text:s text:c="6"/>- Method involves stacking RFs along trial moveout curves for a range of candidate</text:p>
      <text:p text:style-name="P1"><text:s text:c="8"/>models of R and H.</text:p>
      <text:p text:style-name="P1"><text:s text:c="6"/>- Model requires an apriori assumption on crustal P-velocity, Vp, and will trade-off</text:p>
      <text:p text:style-name="P1"><text:s text:c="8"/>to some degree with crustal thickness H. Using the Crust 2.0 Vp estimate at each</text:p>
      <text:p text:style-name="P1"><text:s text:c="8"/>station.</text:p>
      <text:p text:style-name="P1"><text:s text:c="6"/>- Each phase is weighted based on the general trend in quality, with direct arrivals</text:p>
      <text:p text:style-name="P1"><text:s text:c="8"/>usually carrying the best signal followed by the PpPs and finally PpSs.</text:p>
      <text:p text:style-name="P1"><text:s text:c="6"/>- Weights used for all processing are w1 = 0.5, w2 = 0.3, w3 = 0.2 for the Ps, PpPs</text:p>
      <text:p text:style-name="P1"><text:s text:c="8"/>and PpSs phases respectively.</text:p>
      <text:p text:style-name="P1"><text:s text:c="6"/>- Semblance weighting [Eaton, 2006] used to reduce the effect of spurious large</text:p>
      <text:p text:style-name="P1"><text:s text:c="8"/>amplitude noise in the data.</text:p>
      <text:p text:style-name="P1"><text:s text:c="6"/>- [!Equation: Semblance]</text:p>
      <text:p text:style-name="P1"><text:s text:c="6"/>- Semblance function ranges between zero for incoherent noise and one for a coherent</text:p>
      <text:p text:style-name="P1"><text:s text:c="8"/>signal</text:p>
      <text:p text:style-name="P1"><text:s text:c="6"/>- Adding this additional weighting shown by Eaton to provide sharper resolution when</text:p>
      <text:p text:style-name="P1"><text:s text:c="8"/>selecting between stacked models.</text:p>
      <text:p text:style-name="P1"><text:s text:c="6"/>- The model which stacks the most coherent energy is used to provide the best</text:p>
      <text:p text:style-name="P1"><text:s text:c="8"/>estimates for R and H.</text:p>
      <text:p text:style-name="P1"/>
      <text:p text:style-name="P1"><text:s text:c="4"/>- Vp method</text:p>
      <text:p text:style-name="P1"><text:s text:c="6"/>- Method which allows for estimates of Vp and Vs uniquely [Bostock and Kumar, 2010]</text:p>
      <text:p text:style-name="P1"><text:s text:c="8"/>hereafter BK</text:p>
      <text:p text:style-name="P1"><text:s text:c="6"/>- Does not require apriori assumption on Vp</text:p>
      <text:p text:style-name="P1"><text:s text:c="6"/>- Linear dependence on H in equations can be removed by dividing reflected phases</text:p>
      <text:p text:style-name="P1"><text:s text:c="8"/>with the direct arrival</text:p>
      <text:p text:style-name="P1"><text:s text:c="6"/>- [!Equation: BK travel time equations]</text:p>
      <text:p text:style-name="P1"><text:s text:c="6"/>- Similar to stacking method of ZK, requires an estimate for tps</text:p>
      <text:p text:style-name="P1"><text:s text:c="6"/>- Grid search for R and Vp</text:p>
      <text:p text:style-name="P1"><text:s text:c="6"/>- Line search for H</text:p>
      <text:p text:style-name="P1"><text:s text:c="6"/>- Several methods for choosing tps are available</text:p>
      <text:p text:style-name="P1"><text:s text:c="8"/>- tps should represent the most prominent phase of the ____ and its arrival,</text:p>
      <text:p text:style-name="P1"><text:s text:c="10"/>depending on Moho depth, should fall within the window of 3 to 6 seconds.</text:p>
      <text:p text:style-name="P1"><text:s text:c="10"/>With low moveout one may therefore select the time corresponding to maximum</text:p>
      <text:p text:style-name="P1"><text:s text:c="10"/>amplitude within a given window as an estimate of tps.</text:p>
      <text:p text:style-name="P1"><text:s text:c="8"/>- An alternative approach is to use max amplitude estimates as data in a</text:p>
      <text:p text:style-name="P1"><text:s text:c="10"/>non-linear optimization to find the R, Vp and H which minimize the residual</text:p>
      <text:p text:style-name="P1"><text:s text:c="10"/>between tps and the data. The travel time equations are twice-differentiable so</text:p>
      <text:p text:style-name="P1"><text:s text:c="10"/>the quadratically convergent Newton's method may be employed. This approach has</text:p>
      <text:p text:style-name="P1"><text:s text:c="10"/>the advantage that noise leading to poor maximum amplitude picks are effectively</text:p>
      <text:p text:style-name="P1"><text:s text:c="10"/>collapsed onto the curve corresponding to the travel time function.</text:p>
      <text:p text:style-name="P1"><text:s text:c="8"/>- The problem size is relatively small and performing a full 3D gridsearch over</text:p>
      <text:p text:style-name="P1"><text:s text:c="10"/>Vp Vs and H affords the advantages of both the ZK and BK approaches. No</text:p>
      <text:p text:style-name="P1"><text:s text:c="10"/>requirements for an estimate of tps or Vp and provides estimates for Vp and Vs</text:p>
      <text:p text:style-name="P1"><text:s text:c="10"/>uniquely as well as H. The computational expense can be prohibitive when</text:p>
      <text:p text:style-name="P1"><text:s text:c="10"/>computing a statistically signficant number (1000+) random samples for the</text:p>
      <text:p text:style-name="P1"><text:s text:c="10"/>bootstrap error estimate.</text:p>
      <text:p text:style-name="P1"/>
      <text:p text:style-name="P1"><text:s text:c="4"/>- Error calculations</text:p>
      <text:p text:style-name="P1"><text:s text:c="6"/>- Error calculations are performed with bootstrap resampling by rerunning the</text:p>
      <text:p text:style-name="P1"><text:s text:c="8"/>processing with randomly selected receiver functions, with replacement, 1024 times.</text:p>
      <text:p text:style-name="P1"><text:s text:c="8"/>The error is obtained by taking the standard deviation of the results</text:p>
      <text:p text:style-name="P1"/>
      <text:p text:style-name="P1"><text:s text:c="2"/>- Vp database</text:p>
      <text:p text:style-name="P1"><text:s text:c="4"/>- Estimates for Vp and H from compiled active source data</text:p>
      <text:p text:style-name="P1"><text:s text:c="4"/>- Walter Mooney (Personal communication 2012)</text:p>
      <text:p text:style-name="P1"><text:s text:c="4"/>- Provides some information in areas with sparse seismic station coverage</text:p>
      <text:p text:style-name="P1"/>
      <text:p text:style-name="P1"><text:s text:c="2"/>- Crust 2.0</text:p>
      <text:p text:style-name="P1"><text:s text:c="4"/>- Crust 2.0 provides statistically averaged estimates of Vp, H and in some cases, Vs.</text:p>
      <text:p text:style-name="P1"><text:soft-page-break/><text:s text:c="4"/>- Data relies on many sources, active and teleseismic</text:p>
      <text:p text:style-name="P1"><text:s text:c="4"/>- Provides reference values for locally computed estimates</text:p>
      <text:p text:style-name="P1"/>
      <text:p text:style-name="P1">- Results</text:p>
      <text:p text:style-name="P1"/>
      <text:p text:style-name="P1"><text:s text:c="2"/>- Comparisons</text:p>
      <text:p text:style-name="P1"><text:s text:c="4"/>- Several regional studies have been published that utilize similar method to those</text:p>
      <text:p text:style-name="P1"><text:s text:c="6"/>described above in 2.1, and contain parameter estimates of R and H for some of the</text:p>
      <text:p text:style-name="P1"><text:s text:c="6"/>stations used in this study.</text:p>
      <text:p text:style-name="P1"><text:s text:c="4"/>- Comparisons made using only those stations with less than 0.06 bootstrap error.</text:p>
      <text:p text:style-name="P1"><text:s text:c="4"/>- Ensure processing runs use the correct value for the assumed Vp in respective papers.</text:p>
      <text:p text:style-name="P1"><text:s text:c="4"/>- All comparisons made using ZK approach with semblance weighting</text:p>
      <text:p text:style-name="P1"><text:s text:c="4"/>- Comprehensive study in Hudson Bay region of Canadian Shield [Thompson et al., 2010]</text:p>
      <text:p text:style-name="P1"><text:s text:c="6"/>- Utilizing 30 stations</text:p>
      <text:p text:style-name="P1"><text:s text:c="6"/>- Correlation between Thompson et. al. Vp/Vs dataset is 0.54</text:p>
      <text:p text:style-name="P1"><text:s text:c="6"/>- Correlation between Thompson et. al. H dataset is 0.96</text:p>
      <text:p text:style-name="P1"><text:s text:c="6"/>- [!Figure Thompson comparison H]</text:p>
      <text:p text:style-name="P1"><text:s text:c="6"/>- [!Figure Thompson comparison Vp/Vs]</text:p>
      <text:p text:style-name="P1"><text:s text:c="4"/>- Study focusing on Crustal thickness and Vp/Vs variation in the Grenville</text:p>
      <text:p text:style-name="P1"><text:s text:c="6"/>Orogen [Eaton et al., 2006]</text:p>
      <text:p text:style-name="P1"><text:s text:c="6"/>- Utilizing 29 stations</text:p>
      <text:p text:style-name="P1"><text:s text:c="6"/>- Correlation between Eaton et. al. Vp/Vs dataset is 0.36</text:p>
      <text:p text:style-name="P1"><text:s text:c="6"/>- Correlation between Eaton et. al. H dataset is 0.85</text:p>
      <text:p text:style-name="P1"><text:s text:c="6"/>- [!Figure Eaton comparison H]</text:p>
      <text:p text:style-name="P1"><text:s text:c="6"/>- [!Figure Eaton comparison Vp/Vs]</text:p>
      <text:p text:style-name="P1"><text:s text:c="4"/>- Lithosphere study in the Superior Province - [Darbyshire et al., 2007]</text:p>
      <text:p text:style-name="P1"><text:s text:c="6"/>- Utilizing 10 stations</text:p>
      <text:p text:style-name="P1"><text:s text:c="6"/>- Correlation between Darbyshire et. al. Vp/Vs dataset is 0.43</text:p>
      <text:p text:style-name="P1"><text:s text:c="6"/>- Correlation between Darbyshire et. al. H dataset is 0.95</text:p>
      <text:p text:style-name="P1"><text:s text:c="6"/>- [!Figure Darbyshire comparison H]</text:p>
      <text:p text:style-name="P1"><text:s text:c="6"/>- [!Figure Darbyshire comparison Vp/Vs]</text:p>
      <text:p text:style-name="P1"/>
      <text:p text:style-name="P1"><text:s text:c="2"/>- Regional Bulk Crustal Parameters</text:p>
      <text:p text:style-name="P1"><text:s text:c="4"/>- All following data has been utilized using only those stations with less than</text:p>
      <text:p text:style-name="P1"><text:s text:c="6"/>than +/-0.06 stdR bootstrap error.</text:p>
      <text:p text:style-name="P1"><text:s text:c="4"/>- Averaging station crustal parameter estimates requires a scheme to account for</text:p>
      <text:p text:style-name="P1"><text:s text:c="6"/>the uneven geographic distribution of stations. Stations that cluster together in</text:p>
      <text:p text:style-name="P1"><text:s text:c="6"/>space should account for less of the total than those stations who are sampling a</text:p>
      <text:p text:style-name="P1"><text:s text:c="6"/>much larger region.</text:p>
      <text:p text:style-name="P1"><text:s text:c="6"/>- A Weighting scheme is calculated as follows:</text:p>
      <text:p text:style-name="P1"><text:s text:c="8"/>- Stations are projected onto the 2D plane using the Albers equal-area conic</text:p>
      <text:p text:style-name="P1"><text:s text:c="10"/>projection.</text:p>
      <text:p text:style-name="P1"><text:s text:c="8"/>- A Voronoi diagram is calculated for all projected station locations.</text:p>
      <text:p text:style-name="P1"><text:s text:c="8"/>- The ratio between the Voronoi cell surface encompassing each station and the</text:p>
      <text:p text:style-name="P1"><text:s text:c="10"/>total area of the bounding region is computed and used as the weighting value.</text:p>
      <text:p text:style-name="P1"><text:s text:c="8"/>- Station parameter values are multiplied by the weights and then summed.</text:p>
      <text:p text:style-name="P1"><text:s text:c="4"/>- [!Figure Histogram Canada H]</text:p>
      <text:p text:style-name="P1"><text:s text:c="4"/>- [!Figure Histogram Canada Poisson]</text:p>
      <text:p text:style-name="P1"><text:s text:c="4"/>- Canada weighted crustal thickness average given by ZK + semblance weighting</text:p>
      <text:p text:style-name="P1"><text:s text:c="6"/>processing is 37.0 km. The weighted value for Crust2.0 is 38km.</text:p>
      <text:p text:style-name="P1"><text:s text:c="4"/>- ??? GIVE ALL SEISMIC PARAMETER VALUES AS POISSON OR VP/VS OR BOTH ???</text:p>
      <text:p text:style-name="P1"><text:s text:c="4"/>- Canada bulk crustal Poisson's ratio is 0.258. The Crust2.0 average is 0.267.</text:p>
      <text:p text:style-name="P1"><text:s text:c="4"/>- For comparison, at 600 MPa a granite gneiss has a Poisson's ratio of 0.250, a</text:p>
      <text:p text:style-name="P1"><text:s text:c="6"/>tonalitic gneiss has a Poisson ratio of 0.257 and a higher value of 0.283 is</text:p>
      <text:p text:style-name="P1"><text:s text:c="6"/>representative of a mafic granulite [Christensen, 1996].</text:p>
      <text:p text:style-name="P1"><text:s text:c="4"/>- The Crust2.0 Poisson's ratio of 0.267 would compare directly to the Poisson's ratio</text:p>
      <text:p text:style-name="P1"><text:s text:c="6"/>of a paragranulite at 600 MPa.</text:p>
      <text:p text:style-name="P1"><text:s text:c="4"/>- [!Figure Histogram Slave, Churchill, Superior, Grenville H]</text:p>
      <text:p text:style-name="P1"><text:s text:c="4"/>- [!Figure Histogram Slave, Churchill, Superior, Grenville Poisson]</text:p>
      <text:p text:style-name="P1"><text:s text:c="4"/>- [!Figure Histogram Churchill, Superior, Grenville Active Source Vp]</text:p>
      <text:p text:style-name="P1"><text:s text:c="4"/>- Slave, Churchill, Superior, Grenville Provinces have weighted crustal thicknesses of</text:p>
      <text:p text:style-name="P1"><text:s text:c="6"/>38.2km, 38.9km, 39.71km and 41.7km and Vp/Vs values of 0.253, 0.250, 0.253 and 0.270</text:p>
      <text:p text:style-name="P1"><text:s text:c="6"/>respectively.</text:p>
      <text:p text:style-name="P1"><text:s text:c="4"/>- Moving South from the Churchill through the Superior and the Grenville see an</text:p>
      <text:p text:style-name="P1"><text:soft-page-break/><text:s text:c="6"/>increase in both crustal thickness and Poisson's ratio.</text:p>
      <text:p text:style-name="P1"><text:s text:c="4"/>- The Crust 2.0 values for the same regions are 37.0km, 37.8km, 39.0km and 40.5km for</text:p>
      <text:p text:style-name="P1"><text:s text:c="6"/>crustal thickness and 0.263, 0.264, 0.264 and 0.265 for Vp/Vs.</text:p>
      <text:p text:style-name="P1"><text:s text:c="4"/>- Crust2.0 has shows thinner contintental crusts but the same Southward thickening</text:p>
      <text:p text:style-name="P1"><text:s text:c="6"/>trend.</text:p>
      <text:p text:style-name="P1"><text:s text:c="4"/>- The southern trend of increasing Poisson's ratio values is not as apparent in the</text:p>
      <text:p text:style-name="P1"><text:s text:c="6"/>Crust2 data-set.</text:p>
      <text:p text:style-name="P1"><text:s text:c="4"/>- Using the same weighting scheme, the regional averages for all active source data</text:p>
      <text:p text:style-name="P1"><text:s text:c="6"/>[Mooney, 2012] are compiled. The Vp averages for the three provinces Churchill,</text:p>
      <text:p text:style-name="P1"><text:s text:c="6"/>Superior and Grenville are 6.38km/s, 6.43km/s and 6.48km/s.</text:p>
      <text:p text:style-name="P1"><text:s text:c="4"/>- Active source data shows increasing seismic Vp velocity trend through the</text:p>
      <text:p text:style-name="P1"><text:s text:c="6"/>Canadian Shield, this is in alignment with the trend in Poisson's ratio values</text:p>
      <text:p text:style-name="P1"><text:s text:c="6"/>computed via the semblance wieghted ZK method.</text:p>
      <text:p text:style-name="P1"><text:s text:c="4"/>- [!Figure Histogram Canadian Shield H]</text:p>
      <text:p text:style-name="P1"><text:s text:c="4"/>- [!Figure Histogram Canadian Shield Poisson]</text:p>
      <text:p text:style-name="P1"><text:s text:c="4"/>- The Canadian Shield as a whole has a crustal thickness weighted average of 39.2 and a</text:p>
      <text:p text:style-name="P1"><text:s text:c="6"/>Poisson's ratio of 0.253.</text:p>
      <text:p text:style-name="P1"><text:s text:c="4"/>- The Crust2.0 average values for the Canadian Shield are 38.8km crustal thickness and</text:p>
      <text:p text:style-name="P1"><text:s text:c="6"/>a Poisson's ratio of 0.266.</text:p>
      <text:p text:style-name="P1"/>
      <text:p text:style-name="P1"><text:s text:c="2"/>- Detailed comparison with Crust2 Data</text:p>
      <text:p text:style-name="P1"><text:s text:c="4"/>- Crustal Thickness Comparisons</text:p>
      <text:p text:style-name="P1"><text:s text:c="6"/>- [!Figure Crust 2.0 vs ZK Crustal Thickness Map]</text:p>
      <text:p text:style-name="P1"><text:s text:c="6"/>- Good overall alignment between the two data-sets:</text:p>
      <text:p text:style-name="P1"><text:s text:c="8"/>- The trend from thicker crust, ~43km, in SE Ontario to thinner crust, ~38km,</text:p>
      <text:p text:style-name="P1"><text:s text:c="10"/>in the NW of the Province.</text:p>
      <text:p text:style-name="P1"><text:s text:c="8"/>- General homogeneous 37+/-2km in the Slave and Churchill Provinces</text:p>
      <text:p text:style-name="P1"><text:s text:c="8"/>- Thicker, 41km+, crusts in the Platform regions,</text:p>
      <text:p text:style-name="P1"><text:s text:c="8"/>- Thinner crusts on the subduction interface on the West Coast of British Columbia.</text:p>
      <text:p text:style-name="P1"><text:s text:c="8"/>- ??? Results from [Perry, 2002] goes into detail on the isostatic composition of</text:p>
      <text:p text:style-name="P1"><text:s text:c="10"/>North America - Can I add anything to the results in this paper? Sparse coverage</text:p>
      <text:p text:style-name="P1"><text:s text:c="10"/>in the cordillera may make this difficult. ???</text:p>
      <text:p text:style-name="P1"><text:s text:c="6"/>- Some noticeable differences in the data-sets:</text:p>
      <text:p text:style-name="P1"><text:s text:c="8"/>- The deeper transect profile running NW to SE on the Churchill side of the</text:p>
      <text:p text:style-name="P1"><text:s text:c="10"/>Great Slave Lake shear zone is absent from the Crust 2.0 data.</text:p>
      <text:p text:style-name="P1"><text:s text:c="8"/>- Most stations in the South of Baffin Island put the Moho more than 4km deeper</text:p>
      <text:p text:style-name="P1"><text:s text:c="10"/>than the Crust 2.0 data.</text:p>
      <text:p text:style-name="P1"><text:s text:c="8"/>- ??? Station ULM &amp; ULM2, best quality, 2km difference than Crust2 data. ???</text:p>
      <text:p text:style-name="P1"><text:s text:c="2"/>- Poisson's ratio Comparisons</text:p>
      <text:p text:style-name="P1"><text:s text:c="4"/>- [!Figure Crust 2.0 vs ZK Poisson Map]</text:p>
      <text:p text:style-name="P1"><text:s text:c="4"/>&lt;&lt;&lt; NEED TO CHANGE OF QGIS FROM VP/VS to POISSONS RATIO &gt;&gt;&gt;</text:p>
      <text:p text:style-name="P1"><text:s text:c="4"/>- Higher variance in the RMS between the two Vp/Vs data-sets than the H data-sets</text:p>
      <text:p text:style-name="P1"><text:s text:c="4"/>- Areas of general alignment are in the Eastern Slave and SE Ontario.</text:p>
      <text:p text:style-name="P1"><text:s text:c="4"/>- Crust 2.0 data gives a value of 1.76 for Churchill and northern Superior Province</text:p>
      <text:p text:style-name="P1"><text:s text:c="6"/>while the ZK computed Vp/Vs values for many of the stations located in these regions</text:p>
      <text:p text:style-name="P1"><text:s text:c="6"/>are much lower, between 7.2 and 7.4.</text:p>
      <text:p text:style-name="P1"><text:s text:c="4"/>- Other lower values for the ZK computed Vp/Vs found in the western Slave Province and</text:p>
      <text:p text:style-name="P1"><text:s text:c="6"/>in the Western Corderilla, along British Columbia's west coast.</text:p>
      <text:p text:style-name="P1"/>
      <text:p text:style-name="P1"><text:s text:c="2"/>- Conrad Discontinuity</text:p>
      <text:p text:style-name="P1"><text:s text:c="4"/>-</text:p>
      <text:p text:style-name="P1"/>
      <text:p text:style-name="P1"/>
      <text:p text:style-name="P1">- Discussion</text:p>
      <text:p text:style-name="P1"/>
      <text:p text:style-name="P1"><text:s text:c="2"/>- Comparison Discussion</text:p>
      <text:p text:style-name="P1"><text:s text:c="4"/>- Crustal Thickness</text:p>
      <text:p text:style-name="P1"><text:s text:c="6"/>- Very good correlation in thickness estimates with all three datasets.</text:p>
      <text:p text:style-name="P1"><text:s text:c="4"/>- Vp/Vs</text:p>
      <text:p text:style-name="P1"><text:s text:c="6"/>- Lower correlation with the Vp/Vs values.</text:p>
      <text:p text:style-name="P1"><text:s text:c="8"/>- Expect lower correlation with Vp/Vs since the travel time equations are</text:p>
      <text:p text:style-name="P1"><text:s text:c="10"/>less sensitive to seismic velocities than they are to crustal thickness.</text:p>
      <text:p text:style-name="P1"><text:s text:c="10"/>This means that there will be more uncertainty during the parameter</text:p>
      <text:p text:style-name="P1"><text:s text:c="10"/>search for Vp/Vs and hence higher degree of relative error.</text:p>
      <text:p text:style-name="P1"><text:soft-page-break/><text:s text:c="8"/>- ??? Utilizing different sources, applying different deconvolution and</text:p>
      <text:p text:style-name="P1"><text:s text:c="10"/>filtering techniques will therefore have a greater impact on the</text:p>
      <text:p text:style-name="P1"><text:s text:c="10"/>uncertainty of picking Vp/Vs than that of crustal thickness H. ???</text:p>
      <text:p text:style-name="P1"/>
      <text:p text:style-name="P1"><text:s text:c="2"/>- Explanation of results</text:p>
      <text:p text:style-name="P1"><text:s text:c="4"/>- Canada H &amp; Vp/Vs</text:p>
      <text:p text:style-name="P1"><text:s text:c="6"/>- Lith5.0 (Perry, 2002) estimates for Canadian crustal averages is 38 km. The Crust</text:p>
      <text:p text:style-name="P1"><text:s text:c="8"/>2.0 average is 38km as well, however this is expected since Crust2.0 data for</text:p>
      <text:p text:style-name="P1"><text:s text:c="8"/>Canada is based on the same data as that of Lith5.0</text:p>
      <text:p text:style-name="P1"><text:s text:c="6"/>- ??? Make some comparison to global average ???</text:p>
      <text:p text:style-name="P1"/>
      <text:p text:style-name="P1"/>
      <text:p text:style-name="P1"/>
      <text:p text:style-name="P1"/>
      <text:p text:style-name="P1">Refs (AGU style)</text:p>
      <text:p text:style-name="P1"/>
      <text:p text:style-name="P1">Bostock, M. G. (1998), Mantle stratigraphy and the evolution of the Slave province, J. Geophys. Res., 103, 21,183-21,200.</text:p>
      <text:p text:style-name="P1"/>
      <text:p text:style-name="P1">Bostock, M. G., M. R. Kumar (2010), Bias in seismic estimates of crustal properties, J. Geophys. Int., 182, 403-407.</text:p>
      <text:p text:style-name="P1"/>
      <text:p text:style-name="P1">Christensen, N. I. (1996), Poisson's ratio and crustal seismology, J. Geophys. Res., 101, 3139–3156.</text:p>
      <text:p text:style-name="P1"/>
      <text:p text:style-name="P1">Darbyshire, F. A., D. W. Eaton, A. W. Frederiksen, E. Leila (2006), New insights into the lithosphere beneath the Superior Province from Rayleigh wave dispersion and receiver function analysis, J. Geophys. Int., 169, 1043-1068.</text:p>
      <text:p text:style-name="P1"/>
      <text:p text:style-name="P1">Durrheim, R. J., W. D. Mooney (1991), Archean and Proterozoic crustal evolution, Geology, 19, 606-609.</text:p>
      <text:p text:style-name="P1"/>
      <text:p text:style-name="P1">Eaton, D. W., S. Dineva, R. Mereu (2005), Crustal thickness and Vp/Vs variations in the Grenville orogen (Ontario, Canada) from analysis of teleseismic receiver functions, Tectonophysics, 420, 223-238.</text:p>
      <text:p text:style-name="P1"/>
      <text:p text:style-name="P1">Golub, G. H., M. Heath, G. Wahba (1979), Generalized cross-validation as a method for choosing a good ridge parameter, Technometrics, 21, 215-223.</text:p>
      <text:p text:style-name="P1">Mooney, W. D. (2012), Personal communication. Compiled GSC active source data for the Canada.</text:p>
      <text:p text:style-name="P1"/>
      <text:p text:style-name="P1">Perry, H. K. C., D. W. S. Eaton, A. M. Forte (2002) LITH5.0: a revised crustal model for Canada based on Lithoprobe results, <text:s/>J. Geophys. Int., 150, 285-294.</text:p>
      <text:p text:style-name="P1"/>
      <text:p text:style-name="P1">Thompson, D. A., I. D. Bastow, G. Helffrich, J.-M. Kendall, J. Wookey, D. B. Snyder, D. W. Eaton (2010), Precambrian crustal evolution: Seismic constraints from the Canadian Shield, Earth and Planetary Science Letters, 297, 655–666.</text:p>
      <text:p text:style-name="P1"/>
      <text:p text:style-name="P1">Zhu, L., H. Kanamori (2000), Moho depth variation in Southern California from teleseismic receiver functions, J. Geophys. Res., 105, 2969-2980.</text:p>
      <text:p text:style-name="P1"/>
      <text:p text:style-name="P1">Zandt, G., C. J. Ammon (1995), Continental crust composition constrained by measurements of crustal Poisson's ratio, Nature, 374, 152-15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1T13:40:02</dc:date>
    <dc:creator>Ben Postlethwaite</dc:creator>
    <meta:document-statistic meta:table-count="0" meta:image-count="0" meta:object-count="0" meta:page-count="5" meta:paragraph-count="259" meta:word-count="2475" meta:character-count="16252" meta:non-whitespace-character-count="12685"/>
    <meta:generator>LibreOffice/3.5$Linux_X86_64 LibreOffice_project/350m1$Build-2</meta:generator>
  </office:meta>
</office:document-meta>
</file>